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11" table:default-cell-style-name="Default"/>
        <table:table-row table:style-name="ro1">
          <table:table-cell office:value-type="string">
            <text:p>Pp.No</text:p>
          </table:table-cell>
          <table:table-cell office:value-type="string">
            <text:p>Block</text:p>
          </table:table-cell>
          <table:table-cell office:value-type="string">
            <text:p>Participant: <text:s/>Test: Optimism IAT. Format is stimulus</text:p>
          </table:table-cell>
          <table:table-cell office:value-type="string">
            <text:p><text:s/>correct(1)/incorrect(0)</text:p>
          </table:table-cell>
          <table:table-cell office:value-type="string">
            <text:p><text:s/>time(ms). <text:s/>Writes 10 trials per line.</text:p>
          </table:table-cell>
          <table:table-cell table:number-columns-repeated="106"/>
        </table:table-row>
        <table:table-row table:style-name="ro2">
          <table:table-cell table:number-columns-repeated="2"/>
          <table:table-cell table:style-name="ce1" office:value-type="date" office:date-value="2010-11-23T15:36:30">
            <text:p>23/11/10 15:36</text:p>
          </table:table-cell>
          <table:table-cell table:number-columns-repeated="108"/>
        </table:table-row>
        <table:table-row table:style-name="ro2">
          <table:table-cell office:value-type="float" office:value="1032">
            <text:p>1032</text:p>
          </table:table-cell>
          <table:table-cell/>
          <table:table-cell office:value-type="string">
            <text:p>Block 1: Themselves</text:p>
          </table:table-cell>
          <table:table-cell office:value-type="float" office:value="1">
            <text:p>1</text:p>
          </table:table-cell>
          <table:table-cell office:value-type="float" office:value="1811">
            <text:p>1811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871">
            <text:p>871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619">
            <text:p>619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684">
            <text:p>684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854">
            <text:p>854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table:number-columns-repeated="72"/>
          <table:table-cell office:value-type="string">
            <text:p>Block 1 Time: 9198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2: Sad</text:p>
          </table:table-cell>
          <table:table-cell office:value-type="float" office:value="1">
            <text:p>1</text:p>
          </table:table-cell>
          <table:table-cell office:value-type="float" office:value="2730">
            <text:p>2730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754">
            <text:p>754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751">
            <text:p>751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839">
            <text:p>839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806">
            <text:p>806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690">
            <text:p>690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694">
            <text:p>694</text:p>
          </table:table-cell>
          <table:table-cell table:number-columns-repeated="72"/>
          <table:table-cell office:value-type="string">
            <text:p>Block 2 Time: 11076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3: Themselves</text:p>
          </table:table-cell>
          <table:table-cell office:value-type="float" office:value="1">
            <text:p>1</text:p>
          </table:table-cell>
          <table:table-cell office:value-type="float" office:value="2208">
            <text:p>2208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812">
            <text:p>812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946">
            <text:p>946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2372">
            <text:p>2372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1309">
            <text:p>1309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3422">
            <text:p>3422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1171">
            <text:p>1171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906">
            <text:p>906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874">
            <text:p>874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957">
            <text:p>957</text:p>
          </table:table-cell>
          <table:table-cell office:value-type="string">
            <text:p>Worse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916">
            <text:p>916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977">
            <text:p>977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565">
            <text:p>565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675">
            <text:p>675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671">
            <text:p>671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617">
            <text:p>617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1150">
            <text:p>1150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847">
            <text:p>847</text:p>
          </table:table-cell>
          <table:table-cell office:value-type="string">
            <text:p>Block 3 Time: 34602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3">
          <table:table-cell table:number-columns-repeated="111"/>
        </table:table-row>
        <table:table-row table:style-name="ro2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Block 4: Me</text:p>
          </table:table-cell>
          <table:table-cell office:value-type="float" office:value="1">
            <text:p>1</text:p>
          </table:table-cell>
          <table:table-cell office:value-type="float" office:value="970">
            <text:p>970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712">
            <text:p>712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611">
            <text:p>611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580">
            <text:p>580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659">
            <text:p>659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876">
            <text:p>876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  <table:table-cell table:number-columns-repeated="72"/>
          <table:table-cell office:value-type="string">
            <text:p>Block 4 Time: 8018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5: Happy</text:p>
          </table:table-cell>
          <table:table-cell office:value-type="float" office:value="0">
            <text:p>0</text:p>
          </table:table-cell>
          <table:table-cell office:value-type="float" office:value="3392">
            <text:p>3392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170">
            <text:p>1170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633">
            <text:p>633</text:p>
          </table:table-cell>
          <table:table-cell office:value-type="string">
            <text:p>Better</text:p>
          </table:table-cell>
          <table:table-cell office:value-type="float" office:value="0">
            <text:p>0</text:p>
          </table:table-cell>
          <table:table-cell office:value-type="float" office:value="986">
            <text:p>986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2508">
            <text:p>2508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1124">
            <text:p>1124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1669">
            <text:p>1669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2644">
            <text:p>2644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1537">
            <text:p>1537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1417">
            <text:p>1417</text:p>
          </table:table-cell>
          <table:table-cell office:value-type="string">
            <text:p>Theirs</text:p>
          </table:table-cell>
          <table:table-cell office:value-type="float" office:value="0">
            <text:p>0</text:p>
          </table:table-cell>
          <table:table-cell office:value-type="float" office:value="1092">
            <text:p>1092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2364">
            <text:p>2364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  <table:table-cell office:value-type="string">
            <text:p>Myself</text:p>
          </table:table-cell>
          <table:table-cell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1625">
            <text:p>1625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1043">
            <text:p>1043</text:p>
          </table:table-cell>
          <table:table-cell office:value-type="string">
            <text:p>Myself</text:p>
          </table:table-cell>
          <table:table-cell office:value-type="float" office:value="0">
            <text:p>0</text:p>
          </table:table-cell>
          <table:table-cell office:value-type="float" office:value="3223">
            <text:p>3223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841">
            <text:p>841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1350">
            <text:p>1350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1890">
            <text:p>1890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942">
            <text:p>942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875">
            <text:p>875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1529">
            <text:p>1529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189">
            <text:p>1189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806">
            <text:p>806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807">
            <text:p>807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949">
            <text:p>949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string">
            <text:p>Block 5 Time: 47891</text:p>
          </table:table-cell>
        </table:table-row>
        <table:table-row table:style-name="ro2" table:number-rows-repeated="4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Participant:Test: Optimism IAT. Format is stimulus</text:p>
          </table:table-cell>
          <table:table-cell office:value-type="string">
            <text:p><text:s/>correct(1)/incorrect(0)</text:p>
          </table:table-cell>
          <table:table-cell office:value-type="string">
            <text:p><text:s/>time(ms). <text:s/>Writes 10 trials per line.</text:p>
          </table:table-cell>
          <table:table-cell table:number-columns-repeated="106"/>
        </table:table-row>
        <table:table-row table:style-name="ro2">
          <table:table-cell table:number-columns-repeated="2"/>
          <table:table-cell table:style-name="ce1" office:value-type="date" office:date-value="2010-11-25T14:25:06">
            <text:p>25/11/10 14:25</text:p>
          </table:table-cell>
          <table:table-cell table:number-columns-repeated="108"/>
        </table:table-row>
        <table:table-row table:style-name="ro2">
          <table:table-cell office:value-type="float" office:value="5185">
            <text:p>5185</text:p>
          </table:table-cell>
          <table:table-cell/>
          <table:table-cell office:value-type="string">
            <text:p>Block 1: Themselves</text:p>
          </table:table-cell>
          <table:table-cell office:value-type="float" office:value="1">
            <text:p>1</text:p>
          </table:table-cell>
          <table:table-cell office:value-type="float" office:value="1775">
            <text:p>1775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432">
            <text:p>432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  <table:table-cell table:number-columns-repeated="72"/>
          <table:table-cell office:value-type="string">
            <text:p>Block 1 Time: 6787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2: Disimproving</text:p>
          </table:table-cell>
          <table:table-cell office:value-type="float" office:value="1">
            <text:p>1</text:p>
          </table:table-cell>
          <table:table-cell office:value-type="float" office:value="1447">
            <text:p>1447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573">
            <text:p>573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573">
            <text:p>573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469">
            <text:p>469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string">
            <text:p>Disimproving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666">
            <text:p>666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table:number-columns-repeated="72"/>
          <table:table-cell office:value-type="string">
            <text:p>Block 2 Time: 8060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3: Worse</text:p>
          </table:table-cell>
          <table:table-cell office:value-type="float" office:value="1">
            <text:p>1</text:p>
          </table:table-cell>
          <table:table-cell office:value-type="float" office:value="2153">
            <text:p>2153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775">
            <text:p>775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627">
            <text:p>627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580">
            <text:p>580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>
            <text:p>Me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982">
            <text:p>982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544">
            <text:p>544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883">
            <text:p>883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string">
            <text:p>Themselves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754">
            <text:p>754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string">
            <text:p>Block 3 Time: 25226</text:p>
          </table:table-cell>
        </table:table-row>
        <table:table-row table:style-name="ro2" table:number-rows-repeated="4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Block 4: Themselves</text:p>
          </table:table-cell>
          <table:table-cell office:value-type="float" office:value="1">
            <text:p>1</text:p>
          </table:table-cell>
          <table:table-cell office:value-type="float" office:value="1364">
            <text:p>1364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544">
            <text:p>544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573">
            <text:p>573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483">
            <text:p>483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table:number-columns-repeated="72"/>
          <table:table-cell office:value-type="string">
            <text:p>Block 4 Time: 6389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5: Better</text:p>
          </table:table-cell>
          <table:table-cell office:value-type="float" office:value="1">
            <text:p>1</text:p>
          </table:table-cell>
          <table:table-cell office:value-type="float" office:value="1836">
            <text:p>1836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718">
            <text:p>718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745">
            <text:p>745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712">
            <text:p>712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1088">
            <text:p>1088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885">
            <text:p>885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684">
            <text:p>684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719">
            <text:p>719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590">
            <text:p>590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string">
            <text:p>Mine</text:p>
          </table:table-cell>
          <table:table-cell office:value-type="float" office:value="0">
            <text:p>0</text:p>
          </table:table-cell>
          <table:table-cell office:value-type="float" office:value="1316">
            <text:p>1316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838">
            <text:p>838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office:value-type="string">
            <text:p>Theirs</text:p>
          </table:table-cell>
          <table:table-cell office:value-type="float" office:value="0">
            <text:p>0</text:p>
          </table:table-cell>
          <table:table-cell office:value-type="float" office:value="1383">
            <text:p>1383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825">
            <text:p>825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1079">
            <text:p>1079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893">
            <text:p>893</text:p>
          </table:table-cell>
          <table:table-cell office:value-type="string">
            <text:p>Succeeding</text:p>
          </table:table-cell>
          <table:table-cell office:value-type="float" office:value="0">
            <text:p>0</text:p>
          </table:table-cell>
          <table:table-cell office:value-type="float" office:value="1365">
            <text:p>1365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804">
            <text:p>804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804">
            <text:p>804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829">
            <text:p>829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812">
            <text:p>812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1558">
            <text:p>1558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684">
            <text:p>684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690">
            <text:p>1690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string">
            <text:p>Block 5 Time: 32756</text:p>
          </table:table-cell>
        </table:table-row>
        <table:table-row table:style-name="ro2" table:number-rows-repeated="4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Participant: <text:s/>Test: Optimism IAT. Format is stimulus</text:p>
          </table:table-cell>
          <table:table-cell office:value-type="string">
            <text:p><text:s/>correct(1)/incorrect(0)</text:p>
          </table:table-cell>
          <table:table-cell office:value-type="string">
            <text:p><text:s/>time(ms). <text:s/>Writes 10 trials per line.</text:p>
          </table:table-cell>
          <table:table-cell table:number-columns-repeated="106"/>
        </table:table-row>
        <table:table-row table:style-name="ro2">
          <table:table-cell table:number-columns-repeated="2"/>
          <table:table-cell table:style-name="ce1" office:value-type="date" office:date-value="2010-11-25T16:50:21">
            <text:p>25/11/10 16:50</text:p>
          </table:table-cell>
          <table:table-cell table:number-columns-repeated="108"/>
        </table:table-row>
        <table:table-row table:style-name="ro2">
          <table:table-cell office:value-type="float" office:value="8023">
            <text:p>8023</text:p>
          </table:table-cell>
          <table:table-cell/>
          <table:table-cell office:value-type="string">
            <text:p>Block 1: Myself</text:p>
          </table:table-cell>
          <table:table-cell office:value-type="float" office:value="1">
            <text:p>1</text:p>
          </table:table-cell>
          <table:table-cell office:value-type="float" office:value="1417">
            <text:p>1417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193">
            <text:p>1193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876">
            <text:p>876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883">
            <text:p>883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845">
            <text:p>845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855">
            <text:p>855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910">
            <text:p>910</text:p>
          </table:table-cell>
          <table:table-cell table:number-columns-repeated="72"/>
          <table:table-cell office:value-type="string">
            <text:p>Block 1 Time: 10663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2: Sad</text:p>
          </table:table-cell>
          <table:table-cell office:value-type="float" office:value="1">
            <text:p>1</text:p>
          </table:table-cell>
          <table:table-cell office:value-type="float" office:value="2169">
            <text:p>2169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954">
            <text:p>954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1017">
            <text:p>1017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734">
            <text:p>734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704">
            <text:p>704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691">
            <text:p>691</text:p>
          </table:table-cell>
          <table:table-cell table:number-columns-repeated="72"/>
          <table:table-cell office:value-type="string">
            <text:p>Block 2 Time: 10525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3: Me</text:p>
          </table:table-cell>
          <table:table-cell office:value-type="float" office:value="1">
            <text:p>1</text:p>
          </table:table-cell>
          <table:table-cell office:value-type="float" office:value="2352">
            <text:p>2352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1841">
            <text:p>1841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string">
            <text:p>Themselves</text:p>
          </table:table-cell>
          <table:table-cell office:value-type="float" office:value="0">
            <text:p>0</text:p>
          </table:table-cell>
          <table:table-cell office:value-type="float" office:value="12435">
            <text:p>12435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1756">
            <text:p>1756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2886">
            <text:p>2886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4558">
            <text:p>4558</text:p>
          </table:table-cell>
          <table:table-cell office:value-type="string">
            <text:p>Themselves</text:p>
          </table:table-cell>
          <table:table-cell office:value-type="float" office:value="0">
            <text:p>0</text:p>
          </table:table-cell>
          <table:table-cell office:value-type="float" office:value="2337">
            <text:p>2337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4450">
            <text:p>4450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2682">
            <text:p>2682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671">
            <text:p>671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2161">
            <text:p>2161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880">
            <text:p>880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730">
            <text:p>730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884">
            <text:p>884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732">
            <text:p>732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1003">
            <text:p>1003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string">
            <text:p>Block 3 Time: 56312</text:p>
          </table:table-cell>
        </table:table-row>
        <table:table-row table:style-name="ro2" table:number-rows-repeated="4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Block 4: Themselves</text:p>
          </table:table-cell>
          <table:table-cell office:value-type="float" office:value="0">
            <text:p>0</text:p>
          </table:table-cell>
          <table:table-cell office:value-type="float" office:value="4274">
            <text:p>4274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1290">
            <text:p>1290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904">
            <text:p>904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964">
            <text:p>964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714">
            <text:p>1714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1401">
            <text:p>1401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911">
            <text:p>911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687">
            <text:p>687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848">
            <text:p>848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785">
            <text:p>785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  <table:table-cell table:number-columns-repeated="72"/>
          <table:table-cell office:value-type="string">
            <text:p>Block 4 Time: 15160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5: Sad</text:p>
          </table:table-cell>
          <table:table-cell office:value-type="float" office:value="1">
            <text:p>1</text:p>
          </table:table-cell>
          <table:table-cell office:value-type="float" office:value="1983">
            <text:p>1983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2608">
            <text:p>2608</text:p>
          </table:table-cell>
          <table:table-cell office:value-type="string">
            <text:p>Mine</text:p>
          </table:table-cell>
          <table:table-cell office:value-type="float" office:value="0">
            <text:p>0</text:p>
          </table:table-cell>
          <table:table-cell office:value-type="float" office:value="5018">
            <text:p>5018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6178">
            <text:p>6178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4122">
            <text:p>4122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3054">
            <text:p>3054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2151">
            <text:p>2151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3727">
            <text:p>3727</text:p>
          </table:table-cell>
          <table:table-cell office:value-type="string">
            <text:p>Mine</text:p>
          </table:table-cell>
          <table:table-cell office:value-type="float" office:value="0">
            <text:p>0</text:p>
          </table:table-cell>
          <table:table-cell office:value-type="float" office:value="1628">
            <text:p>1628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2255">
            <text:p>2255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2027">
            <text:p>2027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1463">
            <text:p>1463</text:p>
          </table:table-cell>
          <table:table-cell office:value-type="string">
            <text:p>Sad</text:p>
          </table:table-cell>
          <table:table-cell office:value-type="float" office:value="0">
            <text:p>0</text:p>
          </table:table-cell>
          <table:table-cell office:value-type="float" office:value="2125">
            <text:p>2125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2780">
            <text:p>2780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1743">
            <text:p>1743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329">
            <text:p>1329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815">
            <text:p>815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984">
            <text:p>984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1316">
            <text:p>1316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1166">
            <text:p>1166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office:value-type="string">
            <text:p>Mine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2120">
            <text:p>2120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952">
            <text:p>952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844">
            <text:p>844</text:p>
          </table:table-cell>
          <table:table-cell office:value-type="string">
            <text:p>Disimproving</text:p>
          </table:table-cell>
          <table:table-cell office:value-type="float" office:value="0">
            <text:p>0</text:p>
          </table:table-cell>
          <table:table-cell office:value-type="float" office:value="927">
            <text:p>927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2325">
            <text:p>2325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748">
            <text:p>748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448">
            <text:p>1448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969">
            <text:p>969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921">
            <text:p>921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1262">
            <text:p>1262</text:p>
          </table:table-cell>
          <table:table-cell office:value-type="string">
            <text:p>Block 5 Time: 66353</text:p>
          </table:table-cell>
        </table:table-row>
        <table:table-row table:style-name="ro2" table:number-rows-repeated="4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Participant: <text:s/>Test: Optimism IAT. Format is stimulus</text:p>
          </table:table-cell>
          <table:table-cell office:value-type="string">
            <text:p><text:s/>correct(1)/incorrect(0)</text:p>
          </table:table-cell>
          <table:table-cell office:value-type="string">
            <text:p><text:s/>time(ms). <text:s/>Writes 10 trials per line.</text:p>
          </table:table-cell>
          <table:table-cell table:number-columns-repeated="106"/>
        </table:table-row>
        <table:table-row table:style-name="ro2">
          <table:table-cell table:number-columns-repeated="2"/>
          <table:table-cell table:style-name="ce1" office:value-type="date" office:date-value="2010-11-27T12:47:49">
            <text:p>27/11/10 12:47</text:p>
          </table:table-cell>
          <table:table-cell table:number-columns-repeated="108"/>
        </table:table-row>
        <table:table-row table:style-name="ro2">
          <table:table-cell office:value-type="float" office:value="1703">
            <text:p>1703</text:p>
          </table:table-cell>
          <table:table-cell/>
          <table:table-cell office:value-type="string">
            <text:p>Block 1: Them</text:p>
          </table:table-cell>
          <table:table-cell office:value-type="float" office:value="0">
            <text:p>0</text:p>
          </table:table-cell>
          <table:table-cell office:value-type="float" office:value="22534">
            <text:p>22534</text:p>
          </table:table-cell>
          <table:table-cell office:value-type="string">
            <text:p>Theirs</text:p>
          </table:table-cell>
          <table:table-cell office:value-type="float" office:value="0">
            <text:p>0</text:p>
          </table:table-cell>
          <table:table-cell office:value-type="float" office:value="4899">
            <text:p>4899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2368">
            <text:p>2368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515">
            <text:p>1515</text:p>
          </table:table-cell>
          <table:table-cell office:value-type="string">
            <text:p>Themselves</text:p>
          </table:table-cell>
          <table:table-cell office:value-type="float" office:value="0">
            <text:p>0</text:p>
          </table:table-cell>
          <table:table-cell office:value-type="float" office:value="2068">
            <text:p>2068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958">
            <text:p>1958</text:p>
          </table:table-cell>
          <table:table-cell office:value-type="string">
            <text:p>Them</text:p>
          </table:table-cell>
          <table:table-cell office:value-type="float" office:value="0">
            <text:p>0</text:p>
          </table:table-cell>
          <table:table-cell office:value-type="float" office:value="2280">
            <text:p>2280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775">
            <text:p>775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676">
            <text:p>676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694">
            <text:p>694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637">
            <text:p>637</text:p>
          </table:table-cell>
          <table:table-cell table:number-columns-repeated="72"/>
          <table:table-cell office:value-type="string">
            <text:p>Block 1 Time: 41428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Block 2: Worse</text:p>
          </table:table-cell>
          <table:table-cell office:value-type="float" office:value="1">
            <text:p>1</text:p>
          </table:table-cell>
          <table:table-cell office:value-type="float" office:value="2336">
            <text:p>2336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string">
            <text:p>Failing</text:p>
          </table:table-cell>
          <table:table-cell office:value-type="float" office:value="0">
            <text:p>0</text:p>
          </table:table-cell>
          <table:table-cell office:value-type="float" office:value="1239">
            <text:p>1239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2176">
            <text:p>2176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797">
            <text:p>797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table:number-columns-repeated="72"/>
          <table:table-cell office:value-type="string">
            <text:p>Block 2 Time: 12467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3: Happy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string">
            <text:p>Themselves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858">
            <text:p>858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1214">
            <text:p>1214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801">
            <text:p>801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1277">
            <text:p>1277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office:value-type="string">
            <text:p>Happy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string">
            <text:p>Me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office:value-type="string">
            <text:p>Them</text:p>
          </table:table-cell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573">
            <text:p>573</text:p>
          </table:table-cell>
          <table:table-cell office:value-type="string">
            <text:p>Disimproving</text:p>
          </table:table-cell>
          <table:table-cell office:value-type="float" office:value="0">
            <text:p>0</text:p>
          </table:table-cell>
          <table:table-cell office:value-type="float" office:value="1241">
            <text:p>1241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696">
            <text:p>696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1386">
            <text:p>1386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964">
            <text:p>964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963">
            <text:p>963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1229">
            <text:p>1229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1165">
            <text:p>1165</text:p>
          </table:table-cell>
          <table:table-cell office:value-type="string">
            <text:p>Themselves</text:p>
          </table:table-cell>
          <table:table-cell office:value-type="float" office:value="0">
            <text:p>0</text:p>
          </table:table-cell>
          <table:table-cell office:value-type="float" office:value="1302">
            <text:p>1302</text:p>
          </table:table-cell>
          <table:table-cell office:value-type="string">
            <text:p>Improving</text:p>
          </table:table-cell>
          <table:table-cell office:value-type="float" office:value="0">
            <text:p>0</text:p>
          </table:table-cell>
          <table:table-cell office:value-type="float" office:value="935">
            <text:p>935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1749">
            <text:p>1749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050">
            <text:p>1050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698">
            <text:p>698</text:p>
          </table:table-cell>
          <table:table-cell office:value-type="string">
            <text:p>Block 3 Time: 33540</text:p>
          </table:table-cell>
        </table:table-row>
        <table:table-row table:style-name="ro2" table:number-rows-repeated="4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Block 4: Mine</text:p>
          </table:table-cell>
          <table:table-cell office:value-type="float" office:value="0">
            <text:p>0</text:p>
          </table:table-cell>
          <table:table-cell office:value-type="float" office:value="1332">
            <text:p>1332</text:p>
          </table:table-cell>
          <table:table-cell office:value-type="string">
            <text:p>Me</text:p>
          </table:table-cell>
          <table:table-cell office:value-type="float" office:value="0">
            <text:p>0</text:p>
          </table:table-cell>
          <table:table-cell office:value-type="float" office:value="1757">
            <text:p>1757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127">
            <text:p>1127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643">
            <text:p>643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963">
            <text:p>963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852">
            <text:p>852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703">
            <text:p>703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office:value-type="string">
            <text:p>Themselves</text:p>
          </table:table-cell>
          <table:table-cell office:value-type="float" office:value="0">
            <text:p>0</text:p>
          </table:table-cell>
          <table:table-cell office:value-type="float" office:value="1403">
            <text:p>1403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681">
            <text:p>681</text:p>
          </table:table-cell>
          <table:table-cell table:number-columns-repeated="72"/>
          <table:table-cell office:value-type="string">
            <text:p>Block 4 Time: 11647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5: Them</text:p>
          </table:table-cell>
          <table:table-cell office:value-type="float" office:value="0">
            <text:p>0</text:p>
          </table:table-cell>
          <table:table-cell office:value-type="float" office:value="2126">
            <text:p>2126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  <table:table-cell office:value-type="string">
            <text:p>Failing</text:p>
          </table:table-cell>
          <table:table-cell office:value-type="float" office:value="0">
            <text:p>0</text:p>
          </table:table-cell>
          <table:table-cell office:value-type="float" office:value="1383">
            <text:p>1383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1189">
            <text:p>1189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873">
            <text:p>873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1639">
            <text:p>1639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office:value-type="string">
            <text:p>Theirs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1650">
            <text:p>1650</text:p>
          </table:table-cell>
          <table:table-cell office:value-type="string">
            <text:p>Mine</text:p>
          </table:table-cell>
          <table:table-cell office:value-type="float" office:value="0">
            <text:p>0</text:p>
          </table:table-cell>
          <table:table-cell office:value-type="float" office:value="1403">
            <text:p>1403</text:p>
          </table:table-cell>
          <table:table-cell office:value-type="string">
            <text:p>Happy</text:p>
          </table:table-cell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  <table:table-cell office:value-type="string">
            <text:p>Myself</text:p>
          </table:table-cell>
          <table:table-cell office:value-type="float" office:value="0">
            <text:p>0</text:p>
          </table:table-cell>
          <table:table-cell office:value-type="float" office:value="1741">
            <text:p>1741</text:p>
          </table:table-cell>
          <table:table-cell office:value-type="string">
            <text:p>Failing</text:p>
          </table:table-cell>
          <table:table-cell office:value-type="float" office:value="0">
            <text:p>0</text:p>
          </table:table-cell>
          <table:table-cell office:value-type="float" office:value="1060">
            <text:p>1060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1792">
            <text:p>1792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702">
            <text:p>702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2120">
            <text:p>2120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1026">
            <text:p>1026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1370">
            <text:p>1370</text:p>
          </table:table-cell>
          <table:table-cell office:value-type="string">
            <text:p>Improving</text:p>
          </table:table-cell>
          <table:table-cell office:value-type="float" office:value="0">
            <text:p>0</text:p>
          </table:table-cell>
          <table:table-cell office:value-type="float" office:value="2531">
            <text:p>2531</text:p>
          </table:table-cell>
          <table:table-cell office:value-type="string">
            <text:p>Happy</text:p>
          </table:table-cell>
          <table:table-cell office:value-type="float" office:value="0">
            <text:p>0</text:p>
          </table:table-cell>
          <table:table-cell office:value-type="float" office:value="1128">
            <text:p>1128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469">
            <text:p>469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908">
            <text:p>908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office:value-type="string">
            <text:p>Better</text:p>
          </table:table-cell>
          <table:table-cell office:value-type="float" office:value="0">
            <text:p>0</text:p>
          </table:table-cell>
          <table:table-cell office:value-type="float" office:value="1858">
            <text:p>1858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912">
            <text:p>912</text:p>
          </table:table-cell>
          <table:table-cell office:value-type="string">
            <text:p>Better</text:p>
          </table:table-cell>
          <table:table-cell office:value-type="float" office:value="0">
            <text:p>0</text:p>
          </table:table-cell>
          <table:table-cell office:value-type="float" office:value="1404">
            <text:p>1404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1070">
            <text:p>1070</text:p>
          </table:table-cell>
          <table:table-cell office:value-type="string">
            <text:p>Failing</text:p>
          </table:table-cell>
          <table:table-cell office:value-type="float" office:value="0">
            <text:p>0</text:p>
          </table:table-cell>
          <table:table-cell office:value-type="float" office:value="1151">
            <text:p>1151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753">
            <text:p>753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office:value-type="string">
            <text:p>Block 5 Time: 44427</text:p>
          </table:table-cell>
        </table:table-row>
        <table:table-row table:style-name="ro2" table:number-rows-repeated="4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Participant: <text:s/>Test: Optimism IAT. Format is stimulus</text:p>
          </table:table-cell>
          <table:table-cell office:value-type="string">
            <text:p><text:s/>correct(1)/incorrect(0)</text:p>
          </table:table-cell>
          <table:table-cell office:value-type="string">
            <text:p><text:s/>time(ms). <text:s/>Writes 10 trials per line.</text:p>
          </table:table-cell>
          <table:table-cell table:number-columns-repeated="106"/>
        </table:table-row>
        <table:table-row table:style-name="ro2">
          <table:table-cell table:number-columns-repeated="2"/>
          <table:table-cell table:style-name="ce1" office:value-type="date" office:date-value="2010-11-27T15:09:40">
            <text:p>27/11/10 15:09</text:p>
          </table:table-cell>
          <table:table-cell table:number-columns-repeated="108"/>
        </table:table-row>
        <table:table-row table:style-name="ro2">
          <table:table-cell office:value-type="float" office:value="2236">
            <text:p>2236</text:p>
          </table:table-cell>
          <table:table-cell/>
          <table:table-cell office:value-type="string">
            <text:p>Block 1: Me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1284">
            <text:p>1284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587">
            <text:p>1587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871">
            <text:p>871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375">
            <text:p>1375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902">
            <text:p>902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894">
            <text:p>894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table:number-columns-repeated="72"/>
          <table:table-cell office:value-type="string">
            <text:p>Block 1 Time: 12984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2: Sad</text:p>
          </table:table-cell>
          <table:table-cell office:value-type="float" office:value="1">
            <text:p>1</text:p>
          </table:table-cell>
          <table:table-cell office:value-type="float" office:value="1908">
            <text:p>1908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1558">
            <text:p>1558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845">
            <text:p>845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871">
            <text:p>871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1182">
            <text:p>1182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734">
            <text:p>734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868">
            <text:p>868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999">
            <text:p>999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1027">
            <text:p>1027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869">
            <text:p>869</text:p>
          </table:table-cell>
          <table:table-cell table:number-columns-repeated="72"/>
          <table:table-cell office:value-type="string">
            <text:p>Block 2 Time: 12677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3: Myself</text:p>
          </table:table-cell>
          <table:table-cell office:value-type="float" office:value="1">
            <text:p>1</text:p>
          </table:table-cell>
          <table:table-cell office:value-type="float" office:value="2460">
            <text:p>2460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2378">
            <text:p>2378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1613">
            <text:p>1613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1358">
            <text:p>1358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1124">
            <text:p>1124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1803">
            <text:p>1803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2890">
            <text:p>2890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1108">
            <text:p>1108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826">
            <text:p>826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959">
            <text:p>959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1580">
            <text:p>1580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1095">
            <text:p>1095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794">
            <text:p>794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1120">
            <text:p>1120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979">
            <text:p>979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1223">
            <text:p>1223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1687">
            <text:p>1687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983">
            <text:p>983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254">
            <text:p>1254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011">
            <text:p>1011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857">
            <text:p>857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office:value-type="string">
            <text:p>Block 3 Time: 42426</text:p>
          </table:table-cell>
        </table:table-row>
        <table:table-row table:style-name="ro2" table:number-rows-repeated="4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Block 4: Me</text:p>
          </table:table-cell>
          <table:table-cell office:value-type="float" office:value="1">
            <text:p>1</text:p>
          </table:table-cell>
          <table:table-cell office:value-type="float" office:value="1970">
            <text:p>1970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1217">
            <text:p>1217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918">
            <text:p>918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1505">
            <text:p>1505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691">
            <text:p>691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1368">
            <text:p>1368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table:number-columns-repeated="72"/>
          <table:table-cell office:value-type="string">
            <text:p>Block 4 Time: 11778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5: Happy</text:p>
          </table:table-cell>
          <table:table-cell office:value-type="float" office:value="1">
            <text:p>1</text:p>
          </table:table-cell>
          <table:table-cell office:value-type="float" office:value="1475">
            <text:p>1475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2726">
            <text:p>2726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2175">
            <text:p>2175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2073">
            <text:p>2073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2912">
            <text:p>2912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1129">
            <text:p>1129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1297">
            <text:p>1297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065">
            <text:p>1065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928">
            <text:p>1928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1411">
            <text:p>1411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633">
            <text:p>633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822">
            <text:p>822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160">
            <text:p>1160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968">
            <text:p>968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1482">
            <text:p>1482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420">
            <text:p>1420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921">
            <text:p>1921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1601">
            <text:p>1601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643">
            <text:p>1643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1992">
            <text:p>1992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625">
            <text:p>625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873">
            <text:p>873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072">
            <text:p>1072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801">
            <text:p>801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1043">
            <text:p>1043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832">
            <text:p>832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1414">
            <text:p>1414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050">
            <text:p>1050</text:p>
          </table:table-cell>
          <table:table-cell office:value-type="string">
            <text:p>Block 5 Time: 50368</text:p>
          </table:table-cell>
        </table:table-row>
        <table:table-row table:style-name="ro2" table:number-rows-repeated="4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Participant: <text:s/>Test: Optimism IAT. Format is stimulus</text:p>
          </table:table-cell>
          <table:table-cell office:value-type="string">
            <text:p><text:s/>correct(1)/incorrect(0)</text:p>
          </table:table-cell>
          <table:table-cell office:value-type="string">
            <text:p><text:s/>time(ms). <text:s/>Writes 10 trials per line.</text:p>
          </table:table-cell>
          <table:table-cell table:number-columns-repeated="106"/>
        </table:table-row>
        <table:table-row table:style-name="ro2">
          <table:table-cell table:number-columns-repeated="2"/>
          <table:table-cell table:style-name="ce1" office:value-type="date" office:date-value="2010-11-29T11:51:48">
            <text:p>29/11/10 11:51</text:p>
          </table:table-cell>
          <table:table-cell table:number-columns-repeated="108"/>
        </table:table-row>
        <table:table-row table:style-name="ro2">
          <table:table-cell office:value-type="float" office:value="1980">
            <text:p>1980</text:p>
          </table:table-cell>
          <table:table-cell/>
          <table:table-cell office:value-type="string">
            <text:p>Block 1: Me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1832">
            <text:p>1832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857">
            <text:p>857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832">
            <text:p>1832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744">
            <text:p>744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table:number-columns-repeated="72"/>
          <table:table-cell office:value-type="string">
            <text:p>Block 1 Time: 11253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2: Succeeding</text:p>
          </table:table-cell>
          <table:table-cell office:value-type="float" office:value="1">
            <text:p>1</text:p>
          </table:table-cell>
          <table:table-cell office:value-type="float" office:value="1397">
            <text:p>1397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852">
            <text:p>852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772">
            <text:p>772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691">
            <text:p>691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744">
            <text:p>744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868">
            <text:p>868</text:p>
          </table:table-cell>
          <table:table-cell table:number-columns-repeated="72"/>
          <table:table-cell office:value-type="string">
            <text:p>Block 2 Time: 9748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3: Worse</text:p>
          </table:table-cell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979">
            <text:p>979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1034">
            <text:p>1034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688">
            <text:p>688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709">
            <text:p>709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676">
            <text:p>676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961">
            <text:p>961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004">
            <text:p>1004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573">
            <text:p>573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732">
            <text:p>732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912">
            <text:p>912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1298">
            <text:p>1298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867">
            <text:p>867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718">
            <text:p>718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1162">
            <text:p>1162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2299">
            <text:p>2299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704">
            <text:p>704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257">
            <text:p>1257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695">
            <text:p>695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string">
            <text:p>Block 3 Time: 33474</text:p>
          </table:table-cell>
        </table:table-row>
        <table:table-row table:style-name="ro2" table:number-rows-repeated="4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Block 4: Mine</text:p>
          </table:table-cell>
          <table:table-cell office:value-type="float" office:value="1">
            <text:p>1</text:p>
          </table:table-cell>
          <table:table-cell office:value-type="float" office:value="1924">
            <text:p>1924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615">
            <text:p>615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57">
            <text:p>557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888">
            <text:p>888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679">
            <text:p>679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table:number-columns-repeated="72"/>
          <table:table-cell office:value-type="string">
            <text:p>Block 4 Time: 8970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5: Them</text:p>
          </table:table-cell>
          <table:table-cell office:value-type="float" office:value="1">
            <text:p>1</text:p>
          </table:table-cell>
          <table:table-cell office:value-type="float" office:value="2382">
            <text:p>2382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786">
            <text:p>786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891">
            <text:p>891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737">
            <text:p>737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Failing</text:p>
          </table:table-cell>
          <table:table-cell office:value-type="float" office:value="0">
            <text:p>0</text:p>
          </table:table-cell>
          <table:table-cell office:value-type="float" office:value="2607">
            <text:p>2607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1351">
            <text:p>1351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1715">
            <text:p>1715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884">
            <text:p>884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2058">
            <text:p>2058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653">
            <text:p>1653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1380">
            <text:p>1380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972">
            <text:p>972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1563">
            <text:p>1563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952">
            <text:p>952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944">
            <text:p>944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946">
            <text:p>946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747">
            <text:p>747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1136">
            <text:p>1136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340">
            <text:p>1340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963">
            <text:p>963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721">
            <text:p>721</text:p>
          </table:table-cell>
          <table:table-cell office:value-type="string">
            <text:p>Themselves</text:p>
          </table:table-cell>
          <table:table-cell office:value-type="float" office:value="0">
            <text:p>0</text:p>
          </table:table-cell>
          <table:table-cell office:value-type="float" office:value="2343">
            <text:p>2343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1281">
            <text:p>1281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1910">
            <text:p>1910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679">
            <text:p>679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795">
            <text:p>795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1059">
            <text:p>1059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1310">
            <text:p>1310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1062">
            <text:p>1062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955">
            <text:p>955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1220">
            <text:p>1220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string">
            <text:p>Block 5 Time: 44110</text:p>
          </table:table-cell>
        </table:table-row>
        <table:table-row table:style-name="ro2" table:number-rows-repeated="4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Participant: Test: Optimism IAT. Format is stimulus</text:p>
          </table:table-cell>
          <table:table-cell office:value-type="string">
            <text:p><text:s/>correct(1)/incorrect(0)</text:p>
          </table:table-cell>
          <table:table-cell office:value-type="string">
            <text:p><text:s/>time(ms). <text:s/>Writes 10 trials per line.</text:p>
          </table:table-cell>
          <table:table-cell table:number-columns-repeated="106"/>
        </table:table-row>
        <table:table-row table:style-name="ro2">
          <table:table-cell table:number-columns-repeated="2"/>
          <table:table-cell table:style-name="ce1" office:value-type="date" office:date-value="2010-11-30T14:42:47">
            <text:p>30/11/10 14:42</text:p>
          </table:table-cell>
          <table:table-cell table:number-columns-repeated="108"/>
        </table:table-row>
        <table:table-row table:style-name="ro2">
          <table:table-cell office:value-type="float" office:value="2346">
            <text:p>2346</text:p>
          </table:table-cell>
          <table:table-cell/>
          <table:table-cell office:value-type="string">
            <text:p>Block 1: Me</text:p>
          </table:table-cell>
          <table:table-cell office:value-type="float" office:value="1">
            <text:p>1</text:p>
          </table:table-cell>
          <table:table-cell office:value-type="float" office:value="2348">
            <text:p>2348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946">
            <text:p>946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293">
            <text:p>1293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674">
            <text:p>674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table:number-columns-repeated="72"/>
          <table:table-cell office:value-type="string">
            <text:p>Block 1 Time: 10533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2: Improving</text:p>
          </table:table-cell>
          <table:table-cell office:value-type="float" office:value="1">
            <text:p>1</text:p>
          </table:table-cell>
          <table:table-cell office:value-type="float" office:value="1559">
            <text:p>1559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1065">
            <text:p>1065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924">
            <text:p>924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767">
            <text:p>767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631">
            <text:p>631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1648">
            <text:p>1648</text:p>
          </table:table-cell>
          <table:table-cell table:number-columns-repeated="72"/>
          <table:table-cell office:value-type="string">
            <text:p>Block 2 Time: 10775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3: Improving</text:p>
          </table:table-cell>
          <table:table-cell office:value-type="float" office:value="1">
            <text:p>1</text:p>
          </table:table-cell>
          <table:table-cell office:value-type="float" office:value="1191">
            <text:p>1191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1919">
            <text:p>1919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1845">
            <text:p>1845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785">
            <text:p>785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950">
            <text:p>950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492">
            <text:p>1492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910">
            <text:p>910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330">
            <text:p>1330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889">
            <text:p>1889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2569">
            <text:p>2569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1376">
            <text:p>1376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1294">
            <text:p>1294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821">
            <text:p>1821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2298">
            <text:p>2298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1498">
            <text:p>1498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003">
            <text:p>1003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1016">
            <text:p>1016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992">
            <text:p>992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1006">
            <text:p>1006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979">
            <text:p>979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string">
            <text:p>Improving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1857">
            <text:p>1857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606">
            <text:p>606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417">
            <text:p>1417</text:p>
          </table:table-cell>
          <table:table-cell office:value-type="string">
            <text:p>Block 3 Time: 43904</text:p>
          </table:table-cell>
        </table:table-row>
        <table:table-row table:style-name="ro2" table:number-rows-repeated="4">
          <table:table-cell table:number-columns-repeated="111"/>
        </table:table-row>
        <table:table-row table:style-name="ro2">
          <table:table-cell table:number-columns-repeated="2"/>
          <table:table-cell office:value-type="string">
            <text:p>Block 4: Themselves</text:p>
          </table:table-cell>
          <table:table-cell office:value-type="float" office:value="1">
            <text:p>1</text:p>
          </table:table-cell>
          <table:table-cell office:value-type="float" office:value="2821">
            <text:p>2821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1252">
            <text:p>1252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108">
            <text:p>1108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1010">
            <text:p>1010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184">
            <text:p>1184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469">
            <text:p>469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775">
            <text:p>775</text:p>
          </table:table-cell>
          <table:table-cell table:number-columns-repeated="72"/>
          <table:table-cell office:value-type="string">
            <text:p>Block 4 Time: 11214</text:p>
          </table:table-cell>
        </table:table-row>
        <table:table-row table:style-name="ro2" table:number-rows-repeated="2">
          <table:table-cell table:number-columns-repeated="111"/>
        </table:table-row>
        <table:table-row table:style-name="ro1">
          <table:table-cell table:number-columns-repeated="2"/>
          <table:table-cell office:value-type="string">
            <text:p>Block 5: Worse</text:p>
          </table:table-cell>
          <table:table-cell office:value-type="float" office:value="0">
            <text:p>0</text:p>
          </table:table-cell>
          <table:table-cell office:value-type="float" office:value="6322">
            <text:p>6322</text:p>
          </table:table-cell>
          <table:table-cell office:value-type="string">
            <text:p>Theirs</text:p>
          </table:table-cell>
          <table:table-cell office:value-type="float" office:value="1">
            <text:p>1</text:p>
          </table:table-cell>
          <table:table-cell office:value-type="float" office:value="1862">
            <text:p>1862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string">
            <text:p>Better</text:p>
          </table:table-cell>
          <table:table-cell office:value-type="float" office:value="0">
            <text:p>0</text:p>
          </table:table-cell>
          <table:table-cell office:value-type="float" office:value="5968">
            <text:p>5968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2141">
            <text:p>2141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1375">
            <text:p>1375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1403">
            <text:p>1403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558">
            <text:p>1558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961">
            <text:p>1961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1629">
            <text:p>1629</text:p>
          </table:table-cell>
          <table:table-cell office:value-type="string">
            <text:p>Themselves</text:p>
          </table:table-cell>
          <table:table-cell office:value-type="float" office:value="1">
            <text:p>1</text:p>
          </table:table-cell>
          <table:table-cell office:value-type="float" office:value="1022">
            <text:p>1022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1274">
            <text:p>1274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1688">
            <text:p>1688</text:p>
          </table:table-cell>
          <table:table-cell office:value-type="string">
            <text:p>Me</text:p>
          </table:table-cell>
          <table:table-cell office:value-type="float" office:value="1">
            <text:p>1</text:p>
          </table:table-cell>
          <table:table-cell office:value-type="float" office:value="1562">
            <text:p>1562</text:p>
          </table:table-cell>
          <table:table-cell office:value-type="string">
            <text:p>Sad</text:p>
          </table:table-cell>
          <table:table-cell office:value-type="float" office:value="1">
            <text:p>1</text:p>
          </table:table-cell>
          <table:table-cell office:value-type="float" office:value="737">
            <text:p>737</text:p>
          </table:table-cell>
          <table:table-cell office:value-type="string">
            <text:p>Them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907">
            <text:p>907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string">
            <text:p>Happy</text:p>
          </table:table-cell>
          <table:table-cell office:value-type="float" office:value="0">
            <text:p>0</text:p>
          </table:table-cell>
          <table:table-cell office:value-type="float" office:value="1405">
            <text:p>1405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1174">
            <text:p>1174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float" office:value="666">
            <text:p>666</text:p>
          </table:table-cell>
          <table:table-cell office:value-type="string">
            <text:p>Improving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658">
            <text:p>658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string">
            <text:p>Myself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  <table:table-cell office:value-type="string">
            <text:p>Succeeding</text:p>
          </table:table-cell>
          <table:table-cell office:value-type="float" office:value="1">
            <text:p>1</text:p>
          </table:table-cell>
          <table:table-cell office:value-type="float" office:value="696">
            <text:p>696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634">
            <text:p>634</text:p>
          </table:table-cell>
          <table:table-cell office:value-type="string">
            <text:p>Disimproving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1321">
            <text:p>1321</text:p>
          </table:table-cell>
          <table:table-cell office:value-type="string">
            <text:p>Mine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string">
            <text:p>Worse</text:p>
          </table:table-cell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office:value-type="string">
            <text:p>Failing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string">
            <text:p>Better</text:p>
          </table:table-cell>
          <table:table-cell office:value-type="float" office:value="1">
            <text:p>1</text:p>
          </table:table-cell>
          <table:table-cell office:value-type="float" office:value="753">
            <text:p>753</text:p>
          </table:table-cell>
          <table:table-cell office:value-type="string">
            <text:p>Block 5 Time: 4707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ga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8">08/12/2010</text:date>, <text:time>18:0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Morrisroe</meta:initial-creator>
    <meta:creation-date>2010-12-08T14:40:24.45</meta:creation-date>
    <dc:date>2010-12-08T18:04:50.28</dc:date>
    <dc:creator>Richard Morrisroe</dc:creator>
    <meta:editing-duration>PT01H54M33S</meta:editing-duration>
    <meta:editing-cycles>3</meta:editing-cycles>
    <meta:generator>OpenOffice.org/3.2$Win32 OpenOffice.org_project/320m18$Build-9502</meta:generator>
    <meta:document-statistic meta:table-count="3" meta:cell-count="2340" meta:object-count="0"/>
  </office:meta>
</office:document-meta>
</file>